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212cm" draw:marker-start-width="0.517cm" draw:marker-end-width="0.517cm" draw:fill="none" draw:opacity="75%" draw:textarea-horizontal-align="justify" draw:textarea-vertical-align="middle" draw:auto-grow-height="false" fo:min-height="4.64cm" fo:min-width="3.19cm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ff3333" draw:fill="none" draw:textarea-horizontal-align="justify" draw:textarea-vertical-align="middle" draw:auto-grow-height="false" fo:min-height="1.45cm" fo:min-width="3.2cm"/>
    </style:style>
    <style:style style:name="gr7" style:family="graphic" style:parent-style-name="standard">
      <style:graphic-properties svg:stroke-color="#ff3333" draw:fill="solid" draw:fill-color="#ff6666" draw:textarea-horizontal-align="justify" draw:textarea-vertical-align="middle" draw:auto-grow-height="false" fo:min-height="2.25cm" fo:min-width="2.8cm"/>
    </style:style>
    <style:style style:name="gr8" style:family="graphic" style:parent-style-name="standard">
      <style:graphic-properties draw:stroke="none" svg:stroke-color="#000000" draw:fill="none" draw:fill-color="#ffffff" fo:min-height="4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svg:stroke-width="0.212cm" draw:marker-start-width="0.517cm" draw:marker-end-width="0.517cm" draw:fill="none" draw:opacity="75%" draw:textarea-horizontal-align="justify" draw:textarea-vertical-align="middle" draw:auto-grow-height="false" fo:min-height="4.64cm" fo:min-width="2.09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draw:marker-start-width="0.517cm" draw:marker-end-width="0.517cm" draw:fill="none" draw:opacity="75%" draw:textarea-horizontal-align="justify" draw:textarea-vertical-align="middle" draw:auto-grow-height="false" fo:min-height="4.64cm" fo:min-width="1.79cm" fo:padding-top="0.23cm" fo:padding-bottom="0.23cm" fo:padding-left="0.355cm" fo:padding-right="0.355cm"/>
    </style:style>
    <style:style style:name="gr13" style:family="graphic" style:parent-style-name="standard">
      <style:graphic-properties svg:stroke-width="0.212cm" draw:marker-start-width="0.517cm" draw:marker-end-width="0.517cm" draw:fill="none" draw:opacity="75%" draw:textarea-horizontal-align="justify" draw:textarea-vertical-align="middle" draw:auto-grow-height="false" fo:min-height="4.64cm" fo:min-width="1.89cm" fo:padding-top="0.23cm" fo:padding-bottom="0.23cm" fo:padding-left="0.355cm" fo:padding-right="0.355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2.8cm"/>
    </style:style>
    <style:style style:name="gr16" style:family="graphic" style:parent-style-name="standard">
      <style:graphic-properties draw:stroke="none" svg:stroke-color="#000000" draw:fill="none" draw:fill-color="#ffffff" fo:min-height="0.811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75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6cm" svg:y1="7.6cm" svg:x2="17cm" svg:y2="7.6cm">
          <text:p/>
        </draw:line>
        <draw:custom-shape draw:style-name="gr2" draw:text-style-name="P3" draw:layer="layout" svg:width="3.9cm" svg:height="5.1cm" svg:x="12.9cm" svg:y="5.1cm">
          <text:p text:style-name="P2">Transformer</text:p>
          <text:p text:style-name="P2">encoder</text:p>
          <text:p text:style-name="P2"><text:s/>lay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106cm" svg:height="0.962cm" svg:x="16.9cm" svg:y="0.938cm">
          <draw:text-box>
            <text:p>adj_mat1</text:p>
          </draw:text-box>
        </draw:frame>
        <draw:frame draw:style-name="gr3" draw:text-style-name="P4" draw:layer="layout" svg:width="4.947cm" svg:height="0.962cm" svg:x="12.8cm" svg:y="2.838cm">
          <draw:text-box>
            <text:p>Input Features <text:s/></text:p>
          </draw:text-box>
        </draw:frame>
        <draw:line draw:style-name="gr4" draw:text-style-name="P1" draw:layer="layout" svg:x1="14.9cm" svg:y1="11cm" svg:x2="11.8cm" svg:y2="11cm">
          <text:p/>
        </draw:line>
        <draw:custom-shape draw:style-name="gr2" draw:text-style-name="P3" draw:layer="layout" svg:width="3.9cm" svg:height="5.1cm" svg:x="13cm" svg:y="12.8cm">
          <text:p text:style-name="P2">Transformer</text:p>
          <text:p text:style-name="P2"><text:s/>lay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6cm" svg:y1="1.9cm" svg:x2="18.6cm" svg:y2="27.5cm">
          <text:p/>
        </draw:line>
        <draw:line draw:style-name="gr1" draw:text-style-name="P1" draw:layer="layout" svg:x1="14.8cm" svg:y1="3.8cm" svg:x2="14.8cm" svg:y2="5cm">
          <text:p/>
        </draw:line>
        <draw:custom-shape draw:style-name="gr6" draw:text-style-name="P1" draw:layer="layout" svg:width="3.7cm" svg:height="1.7cm" svg:x="8.1cm" svg:y="10.1cm">
          <text:p text:style-name="P2">Embedding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9cm" svg:y1="10.2cm" svg:x2="14.9cm" svg:y2="12.8cm">
          <text:p/>
        </draw:line>
        <draw:frame draw:style-name="gr3" draw:text-style-name="P4" draw:layer="layout" svg:width="5.62cm" svg:height="0.962cm" svg:x="12.58cm" svg:y="11cm">
          <draw:text-box>
            <text:p>Output <text:s/>Features <text:s/></text:p>
          </draw:text-box>
        </draw:frame>
        <draw:line draw:style-name="gr1" draw:text-style-name="P1" draw:layer="layout" svg:x1="18.6cm" svg:y1="15.1cm" svg:x2="17cm" svg:y2="15.1cm">
          <text:p/>
        </draw:line>
        <draw:custom-shape draw:style-name="gr2" draw:text-style-name="P3" draw:layer="layout" svg:width="3.9cm" svg:height="5.1cm" svg:x="13.1cm" svg:y="20.4cm">
          <text:p text:style-name="P2">Transformer</text:p>
          <text:p text:style-name="P2"><text:s/>lay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8.6cm" svg:y1="23cm" svg:x2="17cm" svg:y2="23cm">
          <text:p/>
        </draw:line>
        <draw:line draw:style-name="gr4" draw:text-style-name="P1" draw:layer="layout" svg:x1="15cm" svg:y1="18.8cm" svg:x2="11.7cm" svg:y2="18.8cm">
          <text:p/>
        </draw:line>
        <draw:custom-shape draw:style-name="gr6" draw:text-style-name="P1" draw:layer="layout" svg:width="3.7cm" svg:height="1.7cm" svg:x="8cm" svg:y="18cm">
          <text:p text:style-name="P2">Embedding2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cm" svg:y1="17.8cm" svg:x2="15cm" svg:y2="20.4cm">
          <text:p/>
        </draw:line>
        <draw:frame draw:style-name="gr3" draw:text-style-name="P4" draw:layer="layout" svg:width="5.62cm" svg:height="0.962cm" svg:x="12.58cm" svg:y="19cm">
          <draw:text-box>
            <text:p>Output <text:s/>Features <text:s/></text:p>
          </draw:text-box>
        </draw:frame>
        <draw:line draw:style-name="gr4" draw:text-style-name="P1" draw:layer="layout" svg:x1="15.1cm" svg:y1="26.5cm" svg:x2="12cm" svg:y2="26.5cm">
          <text:p/>
        </draw:line>
        <draw:custom-shape draw:style-name="gr6" draw:text-style-name="P1" draw:layer="layout" svg:width="3.7cm" svg:height="1.7cm" svg:x="8.2cm" svg:y="25.6cm">
          <text:p text:style-name="P2">Embedding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.1cm" svg:y1="25.5cm" svg:x2="15.1cm" svg:y2="28.1cm">
          <text:p/>
        </draw:line>
        <draw:frame draw:style-name="gr3" draw:text-style-name="P4" draw:layer="layout" svg:width="5.62cm" svg:height="0.962cm" svg:x="12.68cm" svg:y="26.7cm">
          <draw:text-box>
            <text:p>Output <text:s/>Features <text:s/></text:p>
          </draw:text-box>
        </draw:frame>
        <draw:line draw:style-name="gr4" draw:text-style-name="P1" draw:layer="layout" svg:x1="7.9cm" svg:y1="11.1cm" svg:x2="4.5cm" svg:y2="17.8cm">
          <text:p/>
        </draw:line>
        <draw:line draw:style-name="gr4" draw:text-style-name="P1" draw:layer="layout" svg:x1="7.9cm" svg:y1="18.5cm" svg:x2="4.6cm" svg:y2="18.5cm">
          <text:p/>
        </draw:line>
        <draw:line draw:style-name="gr4" draw:text-style-name="P1" draw:layer="layout" svg:x1="8.1cm" svg:y1="26.3cm" svg:x2="4.6cm" svg:y2="19.1cm">
          <text:p/>
        </draw:line>
        <draw:custom-shape draw:style-name="gr7" draw:text-style-name="P5" draw:layer="layout" svg:width="3.3cm" svg:height="2.5cm" svg:x="1.2cm" svg:y="17.3cm">
          <text:p text:style-name="P2">Attention</text:p>
          <text:p text:style-name="P2">modul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8cm" svg:y1="20cm" svg:x2="2.8cm" svg:y2="22.9cm">
          <text:p/>
        </draw:line>
        <draw:custom-shape draw:style-name="gr6" draw:text-style-name="P1" draw:layer="layout" svg:width="3.7cm" svg:height="1.7cm" svg:x="1.4cm" svg:y="23.3cm">
          <text:p text:style-name="P2">Final </text:p>
          <text:p text:style-name="P2">Embedding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6cm" svg:height="4.3cm" svg:x="2.4cm" svg:y="2.2cm">
          <draw:text-box>
            <text:p>Modified U2GNN Architecture ( modifications in red)</text:p>
          </draw:text-box>
        </draw:frame>
      </draw:page>
      <draw:page draw:name="page2" draw:style-name="dp1" draw:master-page-name="Default">
        <draw:line draw:style-name="gr1" draw:text-style-name="P1" draw:layer="layout" svg:x1="10.2cm" svg:y1="2cm" svg:x2="10.2cm" svg:y2="5cm">
          <text:p/>
        </draw:line>
        <draw:line draw:style-name="gr1" draw:text-style-name="P1" draw:layer="layout" svg:x1="16.1cm" svg:y1="2.1cm" svg:x2="16.1cm" svg:y2="5.1cm">
          <text:p/>
        </draw:line>
        <draw:line draw:style-name="gr1" draw:text-style-name="P1" draw:layer="layout" svg:x1="5.5cm" svg:y1="1.9cm" svg:x2="5.5cm" svg:y2="4.9cm">
          <text:p/>
        </draw:line>
        <draw:frame draw:style-name="gr3" draw:text-style-name="P4" draw:layer="layout" svg:width="3.106cm" svg:height="0.962cm" svg:x="3.894cm" svg:y="1.105cm">
          <draw:text-box>
            <text:p>adj_mat1</text:p>
          </draw:text-box>
        </draw:frame>
        <draw:frame draw:style-name="gr9" draw:text-style-name="P4" draw:layer="layout" svg:width="3.106cm" svg:height="0.962cm" svg:x="9.194cm" svg:y="1.038cm">
          <draw:text-box>
            <text:p>adj_mat2</text:p>
          </draw:text-box>
        </draw:frame>
        <draw:frame draw:style-name="gr10" draw:text-style-name="P4" draw:layer="layout" svg:width="4.106cm" svg:height="1.673cm" svg:x="14.094cm" svg:y="1cm">
          <draw:text-box>
            <text:p>adj_mat n</text:p>
          </draw:text-box>
        </draw:frame>
        <draw:custom-shape draw:style-name="gr11" draw:text-style-name="P3" draw:layer="layout" svg:width="2.8cm" svg:height="5.1cm" svg:x="3.6cm" svg:y="5.2cm">
          <text:p text:style-name="P2">U2GNN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5cm" svg:height="5.1cm" svg:x="9.2cm" svg:y="5.2cm">
          <text:p text:style-name="P2">U2GN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6cm" svg:height="5.1cm" svg:x="14.7cm" svg:y="5.2cm">
          <text:p text:style-name="P2">U2GNN</text:p>
          <text:p text:style-name="P2"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6.7cm" svg:y1="7.7cm" svg:x2="9cm" svg:y2="7.7cm">
          <text:p/>
        </draw:line>
        <draw:line draw:style-name="gr14" draw:text-style-name="P2" draw:layer="layout" svg:x1="12cm" svg:y1="7.8cm" svg:x2="14.4cm" svg:y2="7.8cm">
          <text:p/>
        </draw:line>
        <draw:frame draw:style-name="gr3" draw:text-style-name="P4" draw:layer="layout" svg:width="2.86cm" svg:height="2.384cm" svg:x="6.44cm" svg:y="7.9cm">
          <draw:text-box>
            <text:p>Shared </text:p>
            <text:p>Weights</text:p>
            <text:p>siamese</text:p>
          </draw:text-box>
        </draw:frame>
        <draw:frame draw:style-name="gr3" draw:text-style-name="P4" draw:layer="layout" svg:width="2.86cm" svg:height="2.384cm" svg:x="11.84cm" svg:y="8cm">
          <draw:text-box>
            <text:p>Shared </text:p>
            <text:p>Weights</text:p>
            <text:p>siamese</text:p>
          </draw:text-box>
        </draw:frame>
        <draw:line draw:style-name="gr1" draw:text-style-name="P1" draw:layer="layout" svg:x1="5.1cm" svg:y1="10.7cm" svg:x2="8.5cm" svg:y2="14.5cm">
          <text:p/>
        </draw:line>
        <draw:line draw:style-name="gr1" draw:text-style-name="P1" draw:layer="layout" svg:x1="15.3cm" svg:y1="10.7cm" svg:x2="11.8cm" svg:y2="14.5cm">
          <text:p/>
        </draw:line>
        <draw:line draw:style-name="gr1" draw:text-style-name="P1" draw:layer="layout" svg:x1="10.1cm" svg:y1="10.7cm" svg:x2="10.1cm" svg:y2="14.5cm">
          <text:p/>
        </draw:line>
        <draw:custom-shape draw:style-name="gr15" draw:text-style-name="P2" draw:layer="layout" svg:width="3.3cm" svg:height="2.5cm" svg:x="8.5cm" svg:y="14.5cm">
          <text:p text:style-name="P2">Attention</text:p>
          <text:p text:style-name="P2">module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4.3cm" svg:height="1.061cm" svg:x="2.7cm" svg:y="12.639cm">
          <draw:text-box>
            <text:p>Embedding1</text:p>
          </draw:text-box>
        </draw:frame>
        <draw:frame draw:style-name="gr16" draw:text-style-name="P4" draw:layer="layout" svg:width="4.3cm" svg:height="1.061cm" svg:x="13.2cm" svg:y="12.739cm">
          <draw:text-box>
            <text:p>Embedding n</text:p>
          </draw:text-box>
        </draw:frame>
        <draw:frame draw:style-name="gr16" draw:text-style-name="P4" draw:layer="layout" svg:width="4.3cm" svg:height="1.061cm" svg:x="10.1cm" svg:y="10.939cm">
          <draw:text-box>
            <text:p>Embedding 2</text:p>
          </draw:text-box>
        </draw:frame>
        <draw:line draw:style-name="gr1" draw:text-style-name="P1" draw:layer="layout" svg:x1="10.1cm" svg:y1="17.1cm" svg:x2="10.1cm" svg:y2="19.5cm">
          <text:p/>
        </draw:line>
        <draw:frame draw:style-name="gr17" draw:text-style-name="P4" draw:layer="layout" svg:width="6.3cm" svg:height="1.673cm" svg:x="8.1cm" svg:y="19.9cm">
          <draw:text-box>
            <text:p>Final embedding</text:p>
          </draw:text-box>
        </draw:frame>
        <draw:frame draw:style-name="gr8" draw:text-style-name="P4" draw:layer="layout" svg:width="6.6cm" svg:height="4.3cm" svg:x="1.8cm" svg:y="22.9cm">
          <draw:text-box>
            <text:p>Multi layer siamese architecture</text:p>
          </draw:text-box>
        </draw:frame>
      </draw:page>
      <draw:page draw:name="page3" draw:style-name="dp1" draw:master-page-name="Default">
        <draw:line draw:style-name="gr1" draw:text-style-name="P1" draw:layer="layout" svg:x1="10.2cm" svg:y1="2cm" svg:x2="10.2cm" svg:y2="5cm">
          <text:p/>
        </draw:line>
        <draw:line draw:style-name="gr1" draw:text-style-name="P1" draw:layer="layout" svg:x1="16.1cm" svg:y1="2.1cm" svg:x2="16.1cm" svg:y2="5.1cm">
          <text:p/>
        </draw:line>
        <draw:line draw:style-name="gr1" draw:text-style-name="P1" draw:layer="layout" svg:x1="5.5cm" svg:y1="1.9cm" svg:x2="5.5cm" svg:y2="4.9cm">
          <text:p/>
        </draw:line>
        <draw:frame draw:style-name="gr3" draw:text-style-name="P4" draw:layer="layout" svg:width="3.106cm" svg:height="0.962cm" svg:x="3.894cm" svg:y="1.105cm">
          <draw:text-box>
            <text:p>adj_mat1</text:p>
          </draw:text-box>
        </draw:frame>
        <draw:frame draw:style-name="gr9" draw:text-style-name="P4" draw:layer="layout" svg:width="3.106cm" svg:height="0.962cm" svg:x="9.194cm" svg:y="1.038cm">
          <draw:text-box>
            <text:p>adj_mat2</text:p>
          </draw:text-box>
        </draw:frame>
        <draw:frame draw:style-name="gr10" draw:text-style-name="P4" draw:layer="layout" svg:width="4.106cm" svg:height="1.673cm" svg:x="14.094cm" svg:y="1cm">
          <draw:text-box>
            <text:p>adj_mat n</text:p>
          </draw:text-box>
        </draw:frame>
        <draw:custom-shape draw:style-name="gr11" draw:text-style-name="P3" draw:layer="layout" svg:width="2.8cm" svg:height="5.1cm" svg:x="3.6cm" svg:y="5.2cm">
          <text:p text:style-name="P2">U2GNN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5cm" svg:height="5.1cm" svg:x="9.2cm" svg:y="5.2cm">
          <text:p text:style-name="P2">U2GN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6cm" svg:height="5.1cm" svg:x="14.7cm" svg:y="5.2cm">
          <text:p text:style-name="P2">U2GNN</text:p>
          <text:p text:style-name="P2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1cm" svg:y1="10.7cm" svg:x2="8.5cm" svg:y2="14.5cm">
          <text:p/>
        </draw:line>
        <draw:line draw:style-name="gr1" draw:text-style-name="P1" draw:layer="layout" svg:x1="15.3cm" svg:y1="10.7cm" svg:x2="11.8cm" svg:y2="14.5cm">
          <text:p/>
        </draw:line>
        <draw:line draw:style-name="gr1" draw:text-style-name="P1" draw:layer="layout" svg:x1="10.1cm" svg:y1="10.7cm" svg:x2="10.1cm" svg:y2="14.5cm">
          <text:p/>
        </draw:line>
        <draw:custom-shape draw:style-name="gr15" draw:text-style-name="P2" draw:layer="layout" svg:width="3.3cm" svg:height="2.5cm" svg:x="8.5cm" svg:y="14.5cm">
          <text:p text:style-name="P2">Attention</text:p>
          <text:p text:style-name="P2">module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4.3cm" svg:height="1.061cm" svg:x="2.7cm" svg:y="12.639cm">
          <draw:text-box>
            <text:p>Embedding1</text:p>
          </draw:text-box>
        </draw:frame>
        <draw:frame draw:style-name="gr16" draw:text-style-name="P4" draw:layer="layout" svg:width="4.3cm" svg:height="1.061cm" svg:x="13.2cm" svg:y="12.739cm">
          <draw:text-box>
            <text:p>Embedding n</text:p>
          </draw:text-box>
        </draw:frame>
        <draw:frame draw:style-name="gr16" draw:text-style-name="P4" draw:layer="layout" svg:width="4.3cm" svg:height="1.061cm" svg:x="10.1cm" svg:y="10.939cm">
          <draw:text-box>
            <text:p>Embedding 2</text:p>
          </draw:text-box>
        </draw:frame>
        <draw:line draw:style-name="gr1" draw:text-style-name="P1" draw:layer="layout" svg:x1="10.1cm" svg:y1="17.1cm" svg:x2="10.1cm" svg:y2="19.5cm">
          <text:p/>
        </draw:line>
        <draw:frame draw:style-name="gr17" draw:text-style-name="P4" draw:layer="layout" svg:width="6.3cm" svg:height="1.673cm" svg:x="8.1cm" svg:y="19.9cm">
          <draw:text-box>
            <text:p>Final embedding</text:p>
          </draw:text-box>
        </draw:frame>
        <draw:frame draw:style-name="gr8" draw:text-style-name="P4" draw:layer="layout" svg:width="6.6cm" svg:height="4.3cm" svg:x="1.8cm" svg:y="22.9cm">
          <draw:text-box>
            <text:p>Multi layer non siamese 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9T12:36:37.276856815</meta:creation-date>
    <dc:date>2020-09-29T12:59:03.463494264</dc:date>
    <meta:editing-duration>PT35S</meta:editing-duration>
    <meta:editing-cycles>1</meta:editing-cycles>
    <meta:document-statistic meta:object-count="71"/>
    <meta:generator>LibreOffice/5.1.6.2$Linux_X86_64 LibreOffice_project/10m0$Build-2</meta:generator>
  </office:meta>
</office:document-meta>
</file>